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dde8a" officeooo:paragraph-rsid="001dde8a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dde8a" officeooo:paragraph-rsid="001dde8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1956" officeooo:paragraph-rsid="001f195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00725" officeooo:paragraph-rsid="0020072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dde8a" officeooo:paragraph-rsid="001dde8a" style:font-size-asian="10.5pt" style:font-size-complex="12pt"/>
    </style:style>
    <style:style style:name="T1" style:family="text">
      <style:text-properties officeooo:rsid="001f1956"/>
    </style:style>
    <style:style style:name="T2" style:family="text">
      <style:text-properties officeooo:rsid="002007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2">4</text:span></text:p>
      <text:p text:style-name="P1"/>
      <text:p text:style-name="P5">CODE:</text:p>
      <text:p text:style-name="P2"/>
      <text:p text:style-name="P4">#include&lt;iostream&gt;</text:p>
      <text:p text:style-name="P4">using namespace std;</text:p>
      <text:p text:style-name="P4"/>
      <text:p text:style-name="P4">struct Bstnode{</text:p>
      <text:p text:style-name="P4">int data;</text:p>
      <text:p text:style-name="P4">Bstnode *left=NULL;</text:p>
      <text:p text:style-name="P4">Bstnode *right=NULL;</text:p>
      <text:p text:style-name="P4">};</text:p>
      <text:p text:style-name="P4"><text:s/>class Btree{</text:p>
      <text:p text:style-name="P4"><text:s/>public:</text:p>
      <text:p text:style-name="P4"><text:s text:c="2"/>Bstnode *root;</text:p>
      <text:p text:style-name="P4"><text:s text:c="2"/></text:p>
      <text:p text:style-name="P4"><text:s text:c="2"/>Btree(){</text:p>
      <text:p text:style-name="P4"><text:s text:c="2"/>root=NULL;</text:p>
      <text:p text:style-name="P4"><text:s text:c="2"/>}</text:p>
      <text:p text:style-name="P4"><text:s text:c="2"/></text:p>
      <text:p text:style-name="P4"><text:s/>Bstnode *GetNewNode(int in_data){</text:p>
      <text:p text:style-name="P4"><text:s text:c="2"/>Bstnode *ptr=new Bstnode();</text:p>
      <text:p text:style-name="P4"><text:s text:c="2"/>ptr-&gt;data=in_data;</text:p>
      <text:p text:style-name="P4"><text:s text:c="2"/>return ptr;</text:p>
      <text:p text:style-name="P4"><text:s/>}</text:p>
      <text:p text:style-name="P4"><text:s/></text:p>
      <text:p text:style-name="P4"><text:s/>Bstnode *insert(Bstnode *temp,int in_data){</text:p>
      <text:p text:style-name="P4"><text:s/>if(temp==NULL){</text:p>
      <text:p text:style-name="P4"><text:s/>return GetNewNode(in_data);</text:p>
      <text:p text:style-name="P4"><text:s/>}</text:p>
      <text:p text:style-name="P4"><text:s/>if(in_data&lt;temp-&gt;data){</text:p>
      <text:p text:style-name="P4"><text:s/>temp-&gt;left=insert(temp-&gt;left,in_data);</text:p>
      <text:p text:style-name="P4"><text:s/>}else{</text:p>
      <text:p text:style-name="P4"><text:s/>temp-&gt;right=insert(temp-&gt;right,in_data);</text:p>
      <text:p text:style-name="P4"><text:s/>}</text:p>
      <text:p text:style-name="P4"><text:s/>return temp;</text:p>
      <text:p text:style-name="P4"><text:s/>}</text:p>
      <text:p text:style-name="P4">void addNode(){</text:p>
      <text:p text:style-name="P4">int value;</text:p>
      <text:p text:style-name="P4">cout&lt;&lt;"Enter value to insert into the tree :";</text:p>
      <text:p text:style-name="P4">cin&gt;&gt;value;</text:p>
      <text:p text:style-name="P4">root=insert(root,value);</text:p>
      <text:p text:style-name="P4">cout&lt;&lt;"Node"&lt;&lt;value&lt;&lt;"inserted successfully!!"&lt;&lt;endl;</text:p>
      <text:p text:style-name="P4">}</text:p>
      <text:p text:style-name="P4"/>
      <text:p text:style-name="P4">int findDepth(Bstnode*temp){</text:p>
      <text:p text:style-name="P4">if(temp==NULL)</text:p>
      <text:p text:style-name="P4">return 0;</text:p>
      <text:p text:style-name="P4">return max(findDepth(temp-&gt;left),findDepth(temp-&gt;right))+1;</text:p>
      <text:p text:style-name="P4">}</text:p>
      <text:p text:style-name="P4">void findMinValue(){</text:p>
      <text:p text:style-name="P4"><text:soft-page-break/>if(root==NULL){</text:p>
      <text:p text:style-name="P4">cout&lt;&lt;"The tree is empty!"&lt;&lt;endl;</text:p>
      <text:p text:style-name="P4">return;</text:p>
      <text:p text:style-name="P4">}</text:p>
      <text:p text:style-name="P4">Bstnode *temp=root;</text:p>
      <text:p text:style-name="P4">while(temp-&gt;left!=NULL){</text:p>
      <text:p text:style-name="P4">temp=temp-&gt;left;</text:p>
      <text:p text:style-name="P4">}</text:p>
      <text:p text:style-name="P4">cout&lt;&lt;"Minimum value in the tree :"&lt;&lt;temp-&gt;data&lt;&lt;endl;</text:p>
      <text:p text:style-name="P4">}</text:p>
      <text:p text:style-name="P4"/>
      <text:p text:style-name="P4">void mirrorTree(Bstnode *temp){</text:p>
      <text:p text:style-name="P4">if(temp==NULL)</text:p>
      <text:p text:style-name="P4">return;</text:p>
      <text:p text:style-name="P4">swap(temp-&gt;left,temp-&gt;right);</text:p>
      <text:p text:style-name="P4">mirrorTree(temp-&gt;left);</text:p>
      <text:p text:style-name="P4">mirrorTree(temp-&gt;right);</text:p>
      <text:p text:style-name="P4">}</text:p>
      <text:p text:style-name="P4">void mirror(){</text:p>
      <text:p text:style-name="P4">if(root==NULL){</text:p>
      <text:p text:style-name="P4">cout&lt;&lt;"The tree is empty!"&lt;&lt;endl;</text:p>
      <text:p text:style-name="P4">return;</text:p>
      <text:p text:style-name="P4">}</text:p>
      <text:p text:style-name="P4">mirrorTree(root);</text:p>
      <text:p text:style-name="P4">cout&lt;&lt;"Tree mirrored successfully!!"&lt;&lt;endl;</text:p>
      <text:p text:style-name="P4">}</text:p>
      <text:p text:style-name="P4"/>
      <text:p text:style-name="P4">bool search(Bstnode *temp,int in_data){</text:p>
      <text:p text:style-name="P4">if(temp==NULL)</text:p>
      <text:p text:style-name="P4">return false;</text:p>
      <text:p text:style-name="P4">if(temp-&gt;data==in_data)</text:p>
      <text:p text:style-name="P4">return true;</text:p>
      <text:p text:style-name="P4">if(in_data&lt;temp-&gt;data)</text:p>
      <text:p text:style-name="P4">return search(temp-&gt;left,in_data);</text:p>
      <text:p text:style-name="P4">}</text:p>
      <text:p text:style-name="P4">void searchValue(){</text:p>
      <text:p text:style-name="P4">int value;</text:p>
      <text:p text:style-name="P4">cout&lt;&lt;"Enter value to search:";</text:p>
      <text:p text:style-name="P4">cin&gt;&gt;value;</text:p>
      <text:p text:style-name="P4">if(search(root,value)){</text:p>
      <text:p text:style-name="P4">cout&lt;&lt;"Value" &lt;&lt;\nvalue&lt;&lt; "\nfound in the tree."&lt;&lt;endl;</text:p>
      <text:p text:style-name="P4">}else{</text:p>
      <text:p text:style-name="P4">cout&lt;&lt;"Value" &lt;&lt;\nvalue&lt;&lt; "\nnot found in the tree."&lt;&lt;endl;</text:p>
      <text:p text:style-name="P4">}</text:p>
      <text:p text:style-name="P4">}</text:p>
      <text:p text:style-name="P4"/>
      <text:p text:style-name="P4">void inorder(Bstnode *temp){</text:p>
      <text:p text:style-name="P4">if(temp==NULL)</text:p>
      <text:p text:style-name="P4">return;</text:p>
      <text:p text:style-name="P4">inorder(temp-&gt;left);</text:p>
      <text:p text:style-name="P4">cout&lt;&lt;temp-&gt;data&lt;&lt;"";</text:p>
      <text:p text:style-name="P4">inorder(temp-&gt;right);</text:p>
      <text:p text:style-name="P4"><text:soft-page-break/>}</text:p>
      <text:p text:style-name="P4">void display(){</text:p>
      <text:p text:style-name="P4">if(root==NULL){</text:p>
      <text:p text:style-name="P4">cout&lt;&lt;"The tree is empty!"&lt;&lt;endl;</text:p>
      <text:p text:style-name="P4">return;</text:p>
      <text:p text:style-name="P4">}</text:p>
      <text:p text:style-name="P4">cout&lt;&lt;"Inorder traversal of the tree :";</text:p>
      <text:p text:style-name="P4">inorder(root);</text:p>
      <text:p text:style-name="P4">cout&lt;&lt;endl;</text:p>
      <text:p text:style-name="P4">}</text:p>
      <text:p text:style-name="P4">};</text:p>
      <text:p text:style-name="P4">int main(){</text:p>
      <text:p text:style-name="P4">Btree tree;</text:p>
      <text:p text:style-name="P4">int choice;</text:p>
      <text:p text:style-name="P4">while(true){</text:p>
      <text:p text:style-name="P4">cout&lt;&lt;"\nMENU:\n"</text:p>
      <text:p text:style-name="P4">&lt;&lt;"1.Insert new node\n"</text:p>
      <text:p text:style-name="P4">&lt;&lt;"2.Find number of nodes in the longest path(depth)\n"</text:p>
      <text:p text:style-name="P4">&lt;&lt;"3.Find the minimum data value in the tree\n"</text:p>
      <text:p text:style-name="P4">&lt;&lt;"4.Mirror the tree\n"</text:p>
      <text:p text:style-name="P4">&lt;&lt;"5.Search for a value\n"</text:p>
      <text:p text:style-name="P4">&lt;&lt;"6.Display tree\n"</text:p>
      <text:p text:style-name="P4">&lt;&lt;"7.Exit\n"</text:p>
      <text:p text:style-name="P4">&lt;&lt;"Enter your choice :";</text:p>
      <text:p text:style-name="P4">cin&gt;&gt;choice;</text:p>
      <text:p text:style-name="P4"/>
      <text:p text:style-name="P4">switch(choice){</text:p>
      <text:p text:style-name="P4">case 1:</text:p>
      <text:p text:style-name="P4">tree.addNode();</text:p>
      <text:p text:style-name="P4">break;</text:p>
      <text:p text:style-name="P4">case 2:</text:p>
      <text:p text:style-name="P4">cout&lt;&lt;"Number of nodes in the longest path(depth) :"&lt;&lt;tree.findDepth(tree.root)&lt;&lt;endl;</text:p>
      <text:p text:style-name="P4">break;</text:p>
      <text:p text:style-name="P4">case 3:</text:p>
      <text:p text:style-name="P4">tree.findMinValue();</text:p>
      <text:p text:style-name="P4">break;</text:p>
      <text:p text:style-name="P4">case 4:</text:p>
      <text:p text:style-name="P4">tree.mirror();</text:p>
      <text:p text:style-name="P4">break;</text:p>
      <text:p text:style-name="P4">case 5:</text:p>
      <text:p text:style-name="P4">tree.searchValue();</text:p>
      <text:p text:style-name="P4">break;</text:p>
      <text:p text:style-name="P4">case 6:</text:p>
      <text:p text:style-name="P4">tree.display();</text:p>
      <text:p text:style-name="P4">break;</text:p>
      <text:p text:style-name="P4">case 7:</text:p>
      <text:p text:style-name="P4">cout&lt;&lt;"Exiting program!!"&lt;&lt;endl;</text:p>
      <text:p text:style-name="P4">return 0;</text:p>
      <text:p text:style-name="P4">default:</text:p>
      <text:p text:style-name="P4">cout&lt;&lt;"Invalid choice . please try again!"&lt;&lt;endl;</text:p>
      <text:p text:style-name="P4">}</text:p>
      <text:p text:style-name="P4">}</text:p>
      <text:p text:style-name="P4"><text:soft-page-break/>return 0;</text:p>
      <text:p text:style-name="P4">}</text:p>
      <text:p text:style-name="P2"/>
      <text:p text:style-name="P5">OUTPUT:</text:p>
      <text:p text:style-name="P2"><text:s text:c="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0T13:55:48.923639158</meta:creation-date>
    <dc:date>2025-02-20T14:00:12.064371443</dc:date>
    <meta:editing-duration>PT4M2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51" meta:word-count="280" meta:character-count="2600" meta:non-whitespace-character-count="2373"/>
  </office:meta>
</office:document-meta>
</file>